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00000003007F1F89F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4.691cm" svg:x="1.119cm" svg:y="6.71cm">
          <draw:image xlink:href="Pictures/1000000000000400000003007F1F89F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rystal Hansen</meta:initial-creator>
    <meta:creation-date>2010-03-01T20:43:08.48</meta:creation-date>
    <dc:date>2010-03-01T20:43:43</dc:date>
    <dc:creator>Crystal Hansen</dc:creator>
    <meta:editing-duration>PT00H00M44S</meta:editing-duration>
    <meta:editing-cycles>1</meta:editing-cycles>
    <meta:document-statistic meta:object-count="1"/>
    <meta:generator>OpenOffice.org/3.2$Win32 OpenOffice.org_project/320m12$Build-9483</meta:generator>
  </office:meta>
</office:document-meta>
</file>